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tab-stop style:position="14.104cm" style:type="center"/>
          <style:tab-stop style:position="17cm" style:type="right"/>
        </style:tab-stops>
      </style:paragraph-properties>
      <style:text-properties officeooo:rsid="00024e6d" officeooo:paragraph-rsid="00024e6d"/>
    </style:style>
    <style:style style:name="P2" style:family="paragraph" style:parent-style-name="Title">
      <style:paragraph-properties fo:text-align="center" style:justify-single-word="false"/>
      <style:text-properties officeooo:rsid="00024e6d" officeooo:paragraph-rsid="00024e6d"/>
    </style:style>
    <style:style style:name="P3" style:family="paragraph" style:parent-style-name="Subtitle">
      <style:paragraph-properties fo:padding-left="0cm" fo:padding-right="0cm" fo:padding-top="0cm" fo:padding-bottom="0.074cm" fo:border-left="none" fo:border-right="none" fo:border-top="none" fo:border-bottom="0.99pt solid #000000" style:join-border="false"/>
      <style:text-properties officeooo:rsid="00024e6d" officeooo:paragraph-rsid="00024e6d"/>
    </style:style>
    <style:style style:name="P4" style:family="paragraph" style:parent-style-name="Table_20_Contents">
      <style:text-properties officeooo:rsid="00045998" officeooo:paragraph-rsid="00045998"/>
    </style:style>
    <style:style style:name="P5" style:family="paragraph" style:parent-style-name="Text_20_body">
      <style:text-properties officeooo:rsid="00024e6d" officeooo:paragraph-rsid="00024e6d"/>
    </style:style>
    <style:style style:name="P6" style:family="paragraph" style:parent-style-name="Text_20_body">
      <style:paragraph-properties fo:text-align="center" style:justify-single-word="false"/>
      <style:text-properties officeooo:rsid="00024e6d" officeooo:paragraph-rsid="00024e6d"/>
    </style:style>
    <style:style style:name="P7" style:family="paragraph" style:parent-style-name="Text_20_body">
      <style:text-properties officeooo:paragraph-rsid="00045998"/>
    </style:style>
    <style:style style:name="P8" style:family="paragraph" style:parent-style-name="Text_20_body">
      <style:text-properties officeooo:rsid="001131ca" officeooo:paragraph-rsid="001131ca"/>
    </style:style>
    <style:style style:name="P9" style:family="paragraph" style:parent-style-name="Text_20_body">
      <style:text-properties officeooo:rsid="00024e6d" officeooo:paragraph-rsid="00024e6d"/>
    </style:style>
    <style:style style:name="P10" style:family="paragraph" style:parent-style-name="Text_20_body">
      <style:text-properties officeooo:rsid="0012a653" officeooo:paragraph-rsid="0012a653"/>
    </style:style>
    <style:style style:name="P11" style:family="paragraph" style:parent-style-name="Text_20_body">
      <style:text-properties officeooo:rsid="00140fe5" officeooo:paragraph-rsid="00140fe5"/>
    </style:style>
    <style:style style:name="P12" style:family="paragraph" style:parent-style-name="Text_20_body" style:list-style-name="L1">
      <style:text-properties officeooo:rsid="00140fe5" officeooo:paragraph-rsid="0015cfab"/>
    </style:style>
    <style:style style:name="P13" style:family="paragraph" style:parent-style-name="Text_20_body">
      <style:text-properties style:text-underline-style="solid" style:text-underline-width="auto" style:text-underline-color="font-color" officeooo:rsid="00140fe5" officeooo:paragraph-rsid="00140fe5"/>
    </style:style>
    <style:style style:name="P14" style:family="paragraph" style:parent-style-name="Text_20_body">
      <style:text-properties style:text-underline-style="solid" style:text-underline-width="auto" style:text-underline-color="font-color" officeooo:rsid="0015cfab" officeooo:paragraph-rsid="0015cfab"/>
    </style:style>
    <style:style style:name="P15" style:family="paragraph" style:parent-style-name="Text_20_body">
      <style:text-properties style:text-underline-style="solid" style:text-underline-width="auto" style:text-underline-color="font-color" officeooo:rsid="001746f2" officeooo:paragraph-rsid="001746f2"/>
    </style:style>
    <style:style style:name="P16" style:family="paragraph" style:parent-style-name="Text_20_body">
      <style:text-properties style:text-underline-style="none" officeooo:rsid="0012a653" officeooo:paragraph-rsid="00140fe5"/>
    </style:style>
    <style:style style:name="P17" style:family="paragraph" style:parent-style-name="Text_20_body">
      <style:text-properties style:text-underline-style="none" officeooo:rsid="0015cfab" officeooo:paragraph-rsid="0015cfab"/>
    </style:style>
    <style:style style:name="P18" style:family="paragraph" style:parent-style-name="Text_20_body">
      <style:text-properties style:text-underline-style="none" officeooo:rsid="001746f2" officeooo:paragraph-rsid="001746f2"/>
    </style:style>
    <style:style style:name="P19" style:family="paragraph" style:parent-style-name="Text_20_body">
      <style:text-properties officeooo:rsid="0015cfab" officeooo:paragraph-rsid="0015cfab"/>
    </style:style>
    <style:style style:name="P20" style:family="paragraph" style:parent-style-name="Text_20_body">
      <style:text-properties officeooo:rsid="0018887a" officeooo:paragraph-rsid="0018887a"/>
    </style:style>
    <style:style style:name="P21" style:family="paragraph" style:parent-style-name="Text_20_body">
      <style:text-properties officeooo:rsid="0019d28f" officeooo:paragraph-rsid="0019d28f"/>
    </style:style>
    <style:style style:name="P22" style:family="paragraph" style:parent-style-name="Text_20_body">
      <style:text-properties officeooo:rsid="001a7a7b" officeooo:paragraph-rsid="001a7a7b"/>
    </style:style>
    <style:style style:name="P23" style:family="paragraph" style:parent-style-name="Text_20_body">
      <style:text-properties officeooo:rsid="001b873c" officeooo:paragraph-rsid="001b873c"/>
    </style:style>
    <style:style style:name="P24" style:family="paragraph" style:parent-style-name="Text_20_body" style:list-style-name="L2">
      <style:text-properties officeooo:rsid="001b873c" officeooo:paragraph-rsid="001b873c"/>
    </style:style>
    <style:style style:name="P25" style:family="paragraph" style:parent-style-name="Text_20_body">
      <style:text-properties officeooo:rsid="001c3738" officeooo:paragraph-rsid="001c3738"/>
    </style:style>
    <style:style style:name="P26" style:family="paragraph" style:parent-style-name="Text_20_body" style:list-style-name="L2">
      <style:text-properties officeooo:rsid="001c3738" officeooo:paragraph-rsid="001c3738"/>
    </style:style>
    <style:style style:name="P27" style:family="paragraph" style:parent-style-name="Text_20_body">
      <style:text-properties officeooo:rsid="0020d8fa" officeooo:paragraph-rsid="0020d8fa"/>
    </style:style>
    <style:style style:name="P28" style:family="paragraph" style:parent-style-name="Text_20_body" style:list-style-name="L3">
      <style:text-properties officeooo:rsid="0020d8fa" officeooo:paragraph-rsid="0020d8fa"/>
    </style:style>
    <style:style style:name="P29" style:family="paragraph" style:parent-style-name="Bibliography_20_1">
      <style:paragraph-properties>
        <style:tab-stops/>
      </style:paragraph-properties>
    </style:style>
    <style:style style:name="P30" style:family="paragraph">
      <loext:graphic-properties draw:fill="gradient" draw:fill-color="#729fcf" draw:fill-gradient-name="Gradient_20_4" draw:opacity="5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1" style:family="paragraph">
      <loext:graphic-properties draw:fill="solid" draw:fill-color="#729fcf" draw:opacity="5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2" style:family="paragraph">
      <loext:graphic-properties draw:fill="solid" draw:fill-color="#b2b2b2" draw:opacity="5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3"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4" style:family="paragraph">
      <loext:graphic-properties draw:fill="solid" draw:fill-color="#57983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5" style:family="paragraph">
      <loext:graphic-properties draw:fill="solid" draw:fill-color="#e3d2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6" style:family="paragraph">
      <loext:graphic-properties draw:fill="solid" draw:fill-color="#00864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8" style:family="paragraph">
      <loext:graphic-properties draw:fill="solid" draw:fill-color="#ef413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P4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P41"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2" style:family="paragraph">
      <style:paragraph-properties fo:margin-left="0cm" fo:margin-right="0cm" fo:margin-top="0cm" fo:margin-bottom="0cm" fo:line-height="100%" fo:text-align="end"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3" style:family="paragraph">
      <loext:graphic-properties draw:fill="none" draw:fill-color="#ffffff"/>
      <style:paragraph-properties fo:margin-left="0cm" fo:margin-right="0cm" fo:margin-top="0cm" fo:margin-bottom="0cm" fo:line-height="100%" fo:text-align="end"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5"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officeooo:rsid="000f95c2"/>
    </style:style>
    <style:style style:name="T5" style:family="text">
      <style:text-properties officeooo:rsid="001261fd"/>
    </style:style>
    <style:style style:name="T6" style:family="text">
      <style:text-properties officeooo:rsid="00140fe5"/>
    </style:style>
    <style:style style:name="T7" style:family="text">
      <style:text-properties officeooo:rsid="0015cfab"/>
    </style:style>
    <style:style style:name="T8" style:family="text">
      <style:text-properties officeooo:rsid="001746f2"/>
    </style:style>
    <style:style style:name="T9" style:family="text">
      <style:text-properties officeooo:rsid="0018887a"/>
    </style:style>
    <style:style style:name="T10" style:family="text">
      <style:text-properties officeooo:rsid="001a7a7b"/>
    </style:style>
    <style:style style:name="T11" style:family="text">
      <style:text-properties officeooo:rsid="001b873c"/>
    </style:style>
    <style:style style:name="T12" style:family="text">
      <style:text-properties officeooo:rsid="001f442d"/>
    </style:style>
    <style:style style:name="T13" style:family="text">
      <style:text-properties fo:font-size="10pt" style:font-size-asian="10pt" style:font-size-complex="10pt"/>
    </style:style>
    <style:style style:name="fr1"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style:style>
    <style:style style:name="gr2" style:family="graphic">
      <style:graphic-properties draw:stroke="none" svg:stroke-width="0cm" svg:stroke-color="#000000" draw:marker-start="" draw:marker-start-width="0.199cm" draw:marker-start-center="false" draw:marker-end="" draw:marker-end-width="0.199cm" draw:marker-end-center="false" draw:fill="gradient" draw:fill-color="#729fcf" draw:fill-gradient-name="Gradient_20_4" draw:opacity="5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opacity="50%" draw:textarea-horizontal-align="justify" draw:textarea-vertical-align="middle" draw:auto-grow-height="false" fo:min-height="0.36cm" fo:min-width="1.36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b2b2b2" draw:marker-start="" draw:marker-start-width="0.199cm" draw:marker-start-center="false" draw:marker-end="" draw:marker-end-width="0.199cm" draw:marker-end-center="false" draw:fill="solid" draw:fill-color="#b2b2b2" draw:opacity="50%" draw:textarea-horizontal-align="justify" draw:textarea-vertical-align="middle" draw:auto-grow-height="false" fo:min-height="0.543cm" fo:min-width="2.443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729fcf" draw:opacity="50%" draw:textarea-horizontal-align="justify" draw:textarea-vertical-align="middle" draw:auto-grow-height="false" fo:min-height="0.633cm" fo:min-width="7.632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729fcf" draw:opacity="50%" draw:textarea-horizontal-align="justify" draw:textarea-vertical-align="middle" draw:auto-grow-height="false" fo:min-height="0.545cm" fo:min-width="0.944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729fcf" draw:opacity="50%" draw:textarea-horizontal-align="justify" draw:textarea-vertical-align="middle" draw:auto-grow-height="false" fo:min-height="0.817cm" fo:min-width="4.614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118cm" fo:min-width="0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118cm" fo:min-width="0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118cm" fo:min-width="0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118cm" fo:min-width="0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18cm" fo:min-width="0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18cm" fo:min-width="0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18cm" fo:min-width="0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18cm" fo:min-width="0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666666" draw:marker-start="" draw:marker-start-width="0.199cm" draw:marker-start-center="false" draw:marker-end="" draw:marker-end-width="0.199cm" draw:marker-end-center="false" draw:fill="solid" draw:fill-color="#579835" draw:textarea-horizontal-align="justify" draw:textarea-vertical-align="middle" draw:auto-grow-height="false" fo:min-height="0.212cm" fo:min-width="0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666666" draw:marker-start="" draw:marker-start-width="0.199cm" draw:marker-start-center="false" draw:marker-end="" draw:marker-end-width="0.199cm" draw:marker-end-center="false" draw:fill="solid" draw:fill-color="#e3d200" draw:textarea-horizontal-align="justify" draw:textarea-vertical-align="middle" draw:auto-grow-height="false" fo:min-height="0.266cm" fo:min-width="0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666666" draw:marker-start="" draw:marker-start-width="0.199cm" draw:marker-start-center="false" draw:marker-end="" draw:marker-end-width="0.199cm" draw:marker-end-center="false" draw:fill="solid" draw:fill-color="#e3d200" draw:textarea-horizontal-align="justify" draw:textarea-vertical-align="middle" draw:auto-grow-height="false" fo:min-height="0.266cm" fo:min-width="0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666666" draw:marker-start="" draw:marker-start-width="0.199cm" draw:marker-start-center="false" draw:marker-end="" draw:marker-end-width="0.199cm" draw:marker-end-center="false" draw:fill="solid" draw:fill-color="#e3d200" draw:textarea-horizontal-align="justify" draw:textarea-vertical-align="middle" draw:auto-grow-height="false" fo:min-height="0.266cm" fo:min-width="0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666666" draw:marker-start="" draw:marker-start-width="0.199cm" draw:marker-start-center="false" draw:marker-end="" draw:marker-end-width="0.199cm" draw:marker-end-center="false" draw:fill="solid" draw:fill-color="#e3d200" draw:textarea-horizontal-align="justify" draw:textarea-vertical-align="middle" draw:auto-grow-height="false" fo:min-height="0.266cm" fo:min-width="0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666666" draw:marker-start="" draw:marker-start-width="0.199cm" draw:marker-start-center="false" draw:marker-end="" draw:marker-end-width="0.199cm" draw:marker-end-center="false" draw:fill="solid" draw:fill-color="#00864b" draw:textarea-horizontal-align="justify" draw:textarea-vertical-align="middle" draw:auto-grow-height="false" fo:min-height="0.18cm" fo:min-width="0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666666" draw:marker-start="" draw:marker-start-width="0.199cm" draw:marker-start-center="false" draw:marker-end="" draw:marker-end-width="0.199cm" draw:marker-end-center="false" draw:fill="solid" draw:fill-color="#00864b" draw:textarea-horizontal-align="justify" draw:textarea-vertical-align="middle" draw:auto-grow-height="false" fo:min-height="0.18cm" fo:min-width="0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dash" draw:stroke-dash="Dashed_20__28_var_29__20_16" svg:stroke-width="0cm" svg:stroke-color="#666666"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dash" draw:stroke-dash="Dashed_20__28_var_29__20_17" svg:stroke-width="0cm" svg:stroke-color="#666666"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dash" draw:stroke-dash="Dashed_20__28_var_29__20_18" svg:stroke-width="0cm" svg:stroke-color="#666666"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Dashed_20__28_var_29__20_19" svg:stroke-width="0cm" svg:stroke-color="#666666"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dash" draw:stroke-dash="Dashed_20__28_var_29__20_20" svg:stroke-width="0cm" svg:stroke-color="#666666"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b2b2b2" draw:marker-start="" draw:marker-start-width="0.199cm" draw:marker-start-center="false" draw:marker-end="" draw:marker-end-width="0.199cm" draw:marker-end-center="false" draw:fill="solid" draw:fill-color="#b2b2b2" draw:opacity="50%" draw:textarea-horizontal-align="justify" draw:textarea-vertical-align="middle" draw:auto-grow-height="false" fo:min-height="0.543cm" fo:min-width="4.542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18cm" fo:min-width="0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18cm" fo:min-width="0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18cm" fo:min-width="0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cm" svg:stroke-color="#666666" draw:marker-start="" draw:marker-start-width="0.199cm" draw:marker-start-center="false" draw:marker-end="" draw:marker-end-width="0.199cm" draw:marker-end-center="false" draw:fill="solid" draw:fill-color="#808080" draw:textarea-horizontal-align="justify" draw:textarea-vertical-align="middle" draw:auto-grow-height="false" fo:min-height="0.18cm" fo:min-width="0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dash" draw:stroke-dash="Dashed_20__28_var_29__20_21" svg:stroke-width="0cm" svg:stroke-color="#666666"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666666" draw:marker-start="" draw:marker-start-width="0.199cm" draw:marker-start-center="false" draw:marker-end="" draw:marker-end-width="0.199cm" draw:marker-end-center="false" draw:fill="solid" draw:fill-color="#579835" draw:textarea-horizontal-align="justify" draw:textarea-vertical-align="middle" draw:auto-grow-height="false" fo:min-height="0.212cm" fo:min-width="0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666666" draw:marker-start="" draw:marker-start-width="0.199cm" draw:marker-start-center="false" draw:marker-end="" draw:marker-end-width="0.199cm" draw:marker-end-center="false" draw:fill="solid" draw:fill-color="#00864b" draw:textarea-horizontal-align="justify" draw:textarea-vertical-align="middle" draw:auto-grow-height="false" fo:min-height="0.212cm" fo:min-width="0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cm" svg:stroke-color="#666666" draw:marker-start="" draw:marker-start-width="0.199cm" draw:marker-start-center="false" draw:marker-end="" draw:marker-end-width="0.199cm" draw:marker-end-center="false" draw:fill="solid" draw:fill-color="#00864b" draw:textarea-horizontal-align="justify" draw:textarea-vertical-align="middle" draw:auto-grow-height="false" fo:min-height="0.212cm" fo:min-width="0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cm" svg:stroke-color="#666666" draw:marker-start="" draw:marker-start-width="0.199cm" draw:marker-start-center="false" draw:marker-end="" draw:marker-end-width="0.199cm" draw:marker-end-center="false" draw:fill="solid" draw:fill-color="#e3d200" draw:textarea-horizontal-align="justify" draw:textarea-vertical-align="middle" draw:auto-grow-height="false" fo:min-height="0.212cm" fo:min-width="0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666666" draw:marker-start="" draw:marker-start-width="0.199cm" draw:marker-start-center="false" draw:marker-end="" draw:marker-end-width="0.199cm" draw:marker-end-center="false" draw:fill="solid" draw:fill-color="#e3d200" draw:textarea-horizontal-align="justify" draw:textarea-vertical-align="middle" draw:auto-grow-height="false" fo:min-height="0.212cm" fo:min-width="0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666666" draw:marker-start="" draw:marker-start-width="0.199cm" draw:marker-start-center="false" draw:marker-end="" draw:marker-end-width="0.199cm" draw:marker-end-center="false" draw:fill="solid" draw:fill-color="#e3d200" draw:textarea-horizontal-align="justify" draw:textarea-vertical-align="middle" draw:auto-grow-height="false" fo:min-height="0.212cm" fo:min-width="0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666666" draw:marker-start="" draw:marker-start-width="0.199cm" draw:marker-start-center="false" draw:marker-end="" draw:marker-end-width="0.199cm" draw:marker-end-center="false" draw:fill="solid" draw:fill-color="#e3d200" draw:textarea-horizontal-align="justify" draw:textarea-vertical-align="middle" draw:auto-grow-height="false" fo:min-height="0.212cm" fo:min-width="0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dash" draw:stroke-dash="Dashed_20__28_var_29__20_22" svg:stroke-width="0cm" svg:stroke-color="#666666"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dash" draw:stroke-dash="Dashed_20__28_var_29__20_23" svg:stroke-width="0cm" svg:stroke-color="#666666"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3465a4" draw:marker-start="" draw:marker-start-width="0.199cm" draw:marker-start-center="false" draw:marker-end="" draw:marker-end-width="0.199cm" draw:marker-end-center="false" draw:fill="solid" draw:fill-color="#729fcf" draw:opacity="50%" draw:textarea-horizontal-align="justify" draw:textarea-vertical-align="middle" draw:auto-grow-height="false" fo:min-height="0.545cm" fo:min-width="0.942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cm" svg:stroke-color="#666666" draw:marker-start="" draw:marker-start-width="0.199cm" draw:marker-start-center="false" draw:marker-end="" draw:marker-end-width="0.199cm" draw:marker-end-center="false" draw:fill="solid" draw:fill-color="#579835" draw:textarea-horizontal-align="justify" draw:textarea-vertical-align="middle" draw:auto-grow-height="false" fo:min-height="0.18cm" fo:min-width="0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666666" draw:marker-start="" draw:marker-start-width="0.199cm" draw:marker-start-center="false" draw:marker-end="" draw:marker-end-width="0.199cm" draw:marker-end-center="false" draw:fill="solid" draw:fill-color="#579835" draw:textarea-horizontal-align="justify" draw:textarea-vertical-align="middle" draw:auto-grow-height="false" fo:min-height="0.18cm" fo:min-width="0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dash" draw:stroke-dash="Dashed_20__28_var_29__20_24" svg:stroke-width="0cm" svg:stroke-color="#666666"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3465a4" draw:marker-start="" draw:marker-start-width="0.199cm" draw:marker-start-center="false" draw:marker-end="" draw:marker-end-width="0.199cm" draw:marker-end-center="false" draw:fill="solid" draw:fill-color="#729fcf" draw:opacity="50%" draw:textarea-horizontal-align="justify" draw:textarea-vertical-align="middle" draw:auto-grow-height="false" fo:min-height="0.543cm" fo:min-width="0.944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cm" svg:stroke-color="#666666" draw:marker-start="" draw:marker-start-width="0.199cm" draw:marker-start-center="false" draw:marker-end="" draw:marker-end-width="0.199cm" draw:marker-end-center="false" draw:fill="solid" draw:fill-color="#00864b" draw:textarea-horizontal-align="justify" draw:textarea-vertical-align="middle" draw:auto-grow-height="false" fo:min-height="0.18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666666" draw:marker-start="" draw:marker-start-width="0.199cm" draw:marker-start-center="false" draw:marker-end="" draw:marker-end-width="0.199cm" draw:marker-end-center="false" draw:fill="solid" draw:fill-color="#00864b" draw:textarea-horizontal-align="justify" draw:textarea-vertical-align="middle" draw:auto-grow-height="false" fo:min-height="0.18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dash" draw:stroke-dash="Dashed_20__28_var_29__20_25" svg:stroke-width="0cm" svg:stroke-color="#666666"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svg:stroke-width="0cm" svg:stroke-color="#3465a4" draw:marker-start="" draw:marker-start-width="0.199cm" draw:marker-start-center="false" draw:marker-end="" draw:marker-end-width="0.199cm" draw:marker-end-center="false" draw:fill="solid" draw:fill-color="#729fcf" draw:opacity="50%" draw:textarea-horizontal-align="justify" draw:textarea-vertical-align="middle" draw:auto-grow-height="false" fo:min-height="0.543cm" fo:min-width="0.942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cm" svg:stroke-color="#666666" draw:marker-start="" draw:marker-start-width="0.199cm" draw:marker-start-center="false" draw:marker-end="" draw:marker-end-width="0.199cm" draw:marker-end-center="false" draw:fill="solid" draw:fill-color="#579835" draw:textarea-horizontal-align="justify" draw:textarea-vertical-align="middle" draw:auto-grow-height="false" fo:min-height="0.18cm" fo:min-width="0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cm" svg:stroke-color="#666666" draw:marker-start="" draw:marker-start-width="0.199cm" draw:marker-start-center="false" draw:marker-end="" draw:marker-end-width="0.199cm" draw:marker-end-center="false" draw:fill="solid" draw:fill-color="#579835" draw:textarea-horizontal-align="justify" draw:textarea-vertical-align="middle" draw:auto-grow-height="false" fo:min-height="0.18cm" fo:min-width="0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dash" draw:stroke-dash="Dashed_20__28_var_29__20_26" svg:stroke-width="0cm" svg:stroke-color="#666666"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cm" svg:stroke-color="#666666" draw:marker-start="" draw:marker-start-width="0.199cm" draw:marker-start-center="false" draw:marker-end="" draw:marker-end-width="0.199cm" draw:marker-end-center="false" draw:fill="solid" draw:fill-color="#ef413d" draw:textarea-horizontal-align="justify" draw:textarea-vertical-align="middle" draw:auto-grow-height="false" fo:min-height="0.072cm" fo:min-width="0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cm" svg:stroke-color="#666666" draw:marker-start="" draw:marker-start-width="0.199cm" draw:marker-start-center="false" draw:marker-end="" draw:marker-end-width="0.199cm" draw:marker-end-center="false" draw:fill="solid" draw:fill-color="#ef413d" draw:textarea-horizontal-align="justify" draw:textarea-vertical-align="middle" draw:auto-grow-height="false" fo:min-height="0.072cm" fo:min-width="0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307cm" fo:min-width="0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307cm" fo:min-width="0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4.93cm" fo:min-width="0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37cm" fo:min-width="1.408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37cm" fo:min-width="1.408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19cm" fo:min-width="3.406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dash" draw:stroke-dash="Dashed_20__28_var_29__20_27" svg:stroke-width="0cm" svg:stroke-color="#ef413d" draw:marker-start="" draw:marker-start-width="0.199cm" draw:marker-start-center="false" draw:marker-end="Symmetric_20_Arrow" draw:marker-end-width="0.3cm" draw:marker-end-center="false" svg:stroke-opacity="50%"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dash" draw:stroke-dash="Dashed_20__28_var_29__20_28" svg:stroke-width="0cm" svg:stroke-color="#ef413d" draw:marker-start="" draw:marker-start-width="0.199cm" draw:marker-start-center="false" draw:marker-end="Symmetric_20_Arrow" draw:marker-end-width="0.3cm" draw:marker-end-center="false" svg:stroke-opacity="50%"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eeeeee" draw:marker-start="" draw:marker-start-width="0.199cm" draw:marker-start-center="false" draw:marker-end="" draw:marker-end-width="0.199cm" draw:marker-end-center="false" draw:fill="solid" draw:fill-color="#eeeeee" draw:textarea-horizontal-align="justify" draw:textarea-vertical-align="middle" draw:auto-grow-height="false" fo:min-height="0.654cm" fo:min-width="4.544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cm" svg:stroke-color="#eeeeee" draw:marker-start="" draw:marker-start-width="0.199cm" draw:marker-start-center="false" draw:marker-end="" draw:marker-end-width="0.199cm" draw:marker-end-center="false" draw:fill="solid" draw:fill-color="#eeeeee" draw:textarea-horizontal-align="justify" draw:textarea-vertical-align="middle" draw:auto-grow-height="false" fo:min-height="0.263cm" fo:min-width="2.579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cm" svg:stroke-color="#eeeeee" draw:marker-start="" draw:marker-start-width="0.199cm" draw:marker-start-center="false" draw:marker-end="" draw:marker-end-width="0.199cm" draw:marker-end-center="false" draw:fill="solid" draw:fill-color="#eeeeee" draw:textarea-horizontal-align="justify" draw:textarea-vertical-align="middle" draw:auto-grow-height="false" fo:min-height="0.263cm" fo:min-width="1.332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95cm" fo:min-width="1.175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53cm" fo:min-width="3.288cm"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95cm" fo:min-width="2.185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53cm" fo:min-width="1.674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871cm" fo:min-width="0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826cm" fo:min-width="0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svg:stroke-width="0cm" svg:stroke-color="#a3238e" draw:marker-start="" draw:marker-start-width="0.199cm" draw:marker-start-center="false" draw:marker-end="Arrow" draw:marker-end-width="0.3cm" draw:marker-end-center="false" svg:stroke-opacity="80%"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AL</text:p>
      <text:p text:style-name="P3">Transition Based Parsing – Arc Eager<text:bibliography-mark text:identifier="AE" text:bibliography-type="www" text:author="Yoav Goldberg,Joakim Nivre" text:title="A Dynamic Oracle for Arc-Eager Dependency Parsing" text:url="http://www.aclweb.org/anthology/C12-1059">[AE]</text:bibliography-mark> avec Keras</text:p>
      <text:p text:style-name="P6">Blouin Baptiste – Bousquet Jérémie</text:p>
      <text:p text:style-name="P6"/>
      <text:p text:style-name="P5"/>
      <text:p text:style-name="P5"/>
      <text:p text:style-name="P5"/>
      <text:p text:style-name="P5"><text:span text:style-name="T3">Abstract </text:span>: ce rapport présente une implémentation de l’algorithme Arc Eager en Keras, pour différentes variantes dans les définitions des features (<text:span text:style-name="T1">part of speech </text:span><text:span text:style-name="T2">ou parties du discours</text:span>, morphologie, lemmes, …). Des vecteurs de mots pré-entraînés sont utilisés pour les entrées du réseau de neurone correspondant aux lemmes. Un réseau de neurone <text:span text:style-name="T4">de type PMC (perceptron multicouche)</text:span> est spécifiquement entraîné pour chaque <text:span text:style-name="T4">jeu</text:span> de features, et pour quatre langues (français, anglais, japonais, néerlandais). Des résultats calculés selon la métrique LAS sont proposés pour les jeux de tests définis pour chaque langue. <text:span text:style-name="T4">Les données UD (universal dependencies) sont utilisées.</text:span></text:p>
      <text:p text:style-name="P5"><text:span text:style-name="T4">L</text:span>e système a également été entraîné et testé en ajoutant les couples de mots (et non les lemmes) en entrée. D’autres possibilités sont finalement discutées.</text:p>
      <text:p text:style-name="P5"/>
      <text:h text:style-name="Heading_20_2" text:outline-level="2">Méthode</text:h>
      <text:h text:style-name="Heading_20_3" text:outline-level="3">Oracle en inférence</text:h>
      <text:p text:style-name="P16">Un réseau de neurone de type PMC est utilisé pour prédire une relation, étant donnée une configuration. <text:span text:style-name="T6">Cet « oracle » est utilisé en inférence lors de l’analyse des phrases des jeux de données de test. La phase d’apprentissage se déroule sur des jeux de données d’apprentissage et de validation, générés par Arc Eager avec un oracle ayant la connaissance des relations attendues.</text:span></text:p>
      <text:p text:style-name="P13">Couche d’entrée</text:p>
      <text:p text:style-name="P10"><text:s/>Les éléments d’une configuration dépendent <text:span text:style-name="T6">du jeu de features choisi (f1, f2 ou f3), et donc le réseau construit est adapté à ce jeu de features.</text:span></text:p>
      <text:p text:style-name="P11">Deux types de représentations différents sont utilisés pour encoder ces features pour le réseau (toutes les entrées étant discrètes dans notre cas) :</text:p>
      <text:list xml:id="list2209259827" text:style-name="L1">
        <text:list-item>
          <text:p text:style-name="P12">Lorsque le nombre de valeurs possibles pour une feature est raisonnable (ensemble <draw:frame draw:style-name="fr1" draw:name="Object1" text:anchor-type="as-char" svg:y="-0.377cm" svg:width="2.235cm" svg:height="0.492cm" draw:z-index="0"><draw:object xlink:href="./Object 1" xlink:type="simple" xlink:show="embed" xlink:actuate="onLoad"/><draw:image xlink:href="./ObjectReplacements/Object 1" xlink:type="simple" xlink:show="embed" xlink:actuate="onLoad"/></draw:frame>, elle est encodée sous forme de vecteur <text:span text:style-name="T7">de dimension </text:span><text:span text:style-name="T7"><draw:frame draw:style-name="fr1" draw:name="Object2" text:anchor-type="as-char" svg:y="-0.377cm" svg:width="0.422cm" svg:height="0.467cm" draw:z-index="1"><draw:object xlink:href="./Object 2" xlink:type="simple" xlink:show="embed" xlink:actuate="onLoad"/><draw:image xlink:href="./ObjectReplacements/Object 2" xlink:type="simple" xlink:show="embed" xlink:actuate="onLoad"/></draw:frame></text:span><text:span text:style-name="T7">ayant toutes ses composantes à zéro sauf la composante </text:span><text:span text:style-name="T7"><draw:frame draw:style-name="fr1" draw:name="Object3" text:anchor-type="as-char" svg:y="-0.377cm" svg:width="0.326cm" svg:height="0.467cm" draw:z-index="2"><draw:object xlink:href="./Object 3" xlink:type="simple" xlink:show="embed" xlink:actuate="onLoad"/><draw:image xlink:href="./ObjectReplacements/Object 3" xlink:type="simple" xlink:show="embed" xlink:actuate="onLoad"/></draw:frame></text:span><text:span text:style-name="T7">. <text:s/>Cet index</text:span><text:span text:style-name="T7"><draw:frame draw:style-name="fr1" draw:name="Object4" text:anchor-type="as-char" svg:y="-0.377cm" svg:width="0.326cm" svg:height="0.467cm" draw:z-index="3"><draw:object xlink:href="./Object 4" xlink:type="simple" xlink:show="embed" xlink:actuate="onLoad"/><draw:image xlink:href="./ObjectReplacements/Object 4" xlink:type="simple" xlink:show="embed" xlink:actuate="onLoad"/></draw:frame></text:span><text:span text:style-name="T7">correspond à l’index de la valeur dans un vocabulaire construit au préalable à partir des valeurs possibles. Ce format est « one-hot encoding ».</text:span></text:p>
        </text:list-item>
      </text:list>
      <text:p text:style-name="P19">Les types de features suivants sont représentés sous cette forme : POS, morphologie, distance, et les relations à prédire (LABEL).</text:p>
      <text:list xml:id="list163832441884752" text:continue-numbering="true" text:style-name="L1">
        <text:list-item>
          <text:p text:style-name="P12"><text:span text:style-name="T7"> Lorsque cet ensemble (vocabulaire) est trop grand, on utilise des plongements ou embeddings. Chaque symbole est ramené à un vecteur de dimension </text:span><text:span text:style-name="T7"><draw:frame draw:style-name="fr1" draw:name="Object5" text:anchor-type="as-char" svg:y="-0.377cm" svg:width="1.18cm" svg:height="0.467cm" draw:z-index="4"><draw:object xlink:href="./Object 5" xlink:type="simple" xlink:show="embed" xlink:actuate="onLoad"/><draw:image xlink:href="./ObjectReplacements/Object 5" xlink:type="simple" xlink:show="embed" xlink:actuate="onLoad"/></draw:frame></text:span><text:span text:style-name="T7">. Nous utilisons des embeddings déjà appris, pour des vocabulaires de mots conséquents, produits par facebookresearch </text:span><text:span text:style-name="T7"><text:bibliography-mark text:identifier="FBE" text:bibliography-type="www" text:author="Facebook Research" text:title="FaceBook Reserach - fasttext embeddings" text:url="https://github.com/facebookresearch/fastText/blob/master/docs/crawl-vectors.md">[FBE]</text:bibliography-mark></text:span><text:span text:style-name="T7">.</text:span></text:p>
        </text:list-item>
      </text:list>
      <text:p text:style-name="P19">Les plongements sont utilisés pour la représentation des mots (qu’ils soient lemmes ou formes).</text:p>
      <text:p text:style-name="P19"><text:soft-page-break/>Concrètement, suivant le jeu de features :</text:p>
      <text:p text:style-name="P19">- toutes les features de type « one-hot » sont concaténées, et passées à une entrée du réseau de taille adéquate</text:p>
      <text:p text:style-name="P19">- une entrée spécifique de taille 1 est définie pour chaque feature utilisant les plongements</text:p>
      <text:p text:style-name="P20">Pour f1, nous avons donc seulement une entrée avec un vecteur one-hot des features concaténées, pour f2 nous avons 3 entrées, 2 pour les lemmes, et 1 pour le vecteur de features, et de même pour f3.</text:p>
      <text:p text:style-name="P14">Embeddings</text:p>
      <text:p text:style-name="P17">Chaque feature représentée dans le réseau par un embedding, est associée à une couche spécifique de type « Embedding ». L’entier fourni en entrée est considéré comme un index et converti en « one-hot » , et l’embedding du mot correspondant est activé. Les poids de cette couche sont donc une matrice <text:span text:style-name="T8">de dimensions </text:span><text:span text:style-name="T8"><draw:frame draw:style-name="fr1" draw:name="Object6" text:anchor-type="as-char" svg:y="-0.377cm" svg:width="2.967cm" svg:height="0.471cm" draw:z-index="5"><draw:object xlink:href="./Object 6" xlink:type="simple" xlink:show="embed" xlink:actuate="onLoad"/><draw:image xlink:href="./ObjectReplacements/Object 6" xlink:type="simple" xlink:show="embed" xlink:actuate="onLoad"/></draw:frame></text:span><text:span text:style-name="T8">.</text:span></text:p>
      <text:p text:style-name="P15">Couches denses</text:p>
      <text:p text:style-name="P18">Le perceptron multicouche en lui-même est représenté par deux couches de neurones totalement connectées. Suivant les features, les différentes couches d’entrée de ces couches denses (c’est à dire, les entrées pour les features discrètes, et les sorties des couches de plongement) sont concaténées au préalable.</text:p>
      <text:p text:style-name="P15">Sortie</text:p>
      <text:p text:style-name="P18">La dimension de sortie de la dernière couche dense est également celle d’un vecteur parcimonieux et interprétée comme un encodage « one-hot », basé sur le vocabulaire de relations possibles. <text:span text:style-name="T9">Les valeurs possibles pour chaque neurone sont donc entre 0 et 1, et on entraîne le réseau à indiquer (par le neurone ayant l’activation la plus proche de 1) le type de relation à prédire.</text:span></text:p>
      <text:h text:style-name="Heading_20_2" text:outline-level="2">Implémentation</text:h>
      <text:p text:style-name="P8"/>
      <text:p text:style-name="P15">Réseau de neurones</text:p>
      <text:p text:style-name="P8">Le réseau de neurones est un classifieur PMC construit grâce à la librairie Keras<text:bibliography-mark text:identifier="K" text:bibliography-type="www" text:title="Keras" text:url="https://keras.io/">[K]</text:bibliography-mark>, <text:span text:style-name="T5">combinée au backend Tensorflow</text:span><text:span text:style-name="T5"><text:bibliography-mark text:identifier="TF" text:bibliography-type="www" text:title="Tensorflow" text:url="https://www.tensorflow.org/">[TF]</text:bibliography-mark></text:span><text:span text:style-name="T5">.</text:span></text:p>
      <text:p text:style-name="P8"/>
      <text:p text:style-name="P21"><draw:g text:anchor-type="paragraph" draw:z-index="6" draw:name="Shape1" draw:style-name="gr1"><draw:polygon draw:style-name="gr2" draw:text-style-name="P30" svg:width="9.699cm" svg:height="7.099cm" svg:x="5.24cm" svg:y="4.214cm" svg:viewBox="0 0 9700 7100" draw:points="0,7100 3700,7100 3700,1200 9700,1200 9700,0 0,0"><text:p/></draw:polygon><draw:custom-shape draw:style-name="gr3" draw:text-style-name="P31" svg:width="1.9cm" svg:height="0.399cm" svg:x="9.54cm" svg:y="0.015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32" svg:width="3.001cm" svg:height="0.6cm" svg:x="9.04cm" svg:y="1.015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31" svg:width="8.201cm" svg:height="0.701cm" svg:x="6.239cm" svg:y="4.41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31" svg:width="1.502cm" svg:height="0.602cm" svg:x="7.239cm" svg:y="7.61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31" svg:width="5.201cm" svg:height="0.902cm" svg:x="9.34cm" svg:y="8.91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33" svg:width="0.181cm" svg:height="0.168cm" svg:x="9.612cm" svg:y="0.11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33" svg:width="0.181cm" svg:height="0.168cm" svg:x="11.189cm" svg:y="0.11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33" svg:width="0.181cm" svg:height="0.168cm" svg:x="9.898cm" svg:y="0.11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33" svg:width="0.181cm" svg:height="0.168cm" svg:x="10.938cm" svg:y="0.11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33" svg:width="0.285cm" svg:height="0.251cm" svg:x="9.153cm" svg:y="1.26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33" svg:width="0.285cm" svg:height="0.251cm" svg:x="11.644cm" svg:y="1.26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3" svg:width="0.283cm" svg:height="0.251cm" svg:x="9.607cm" svg:y="1.26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33" svg:width="0.283cm" svg:height="0.251cm" svg:x="11.249cm" svg:y="1.26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34" svg:width="0.301cm" svg:height="0.301cm" svg:x="6.44cm" svg:y="4.6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35" svg:width="0.491cm" svg:height="0.376cm" svg:x="9.536cm" svg:y="9.21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35" svg:width="0.493cm" svg:height="0.376cm" svg:x="13.852cm" svg:y="9.21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35" svg:width="0.491cm" svg:height="0.376cm" svg:x="10.321cm" svg:y="9.21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35" svg:width="0.491cm" svg:height="0.376cm" svg:x="13.166cm" svg:y="9.21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36" svg:width="0.219cm" svg:height="0.251cm" svg:x="7.373cm" svg:y="7.76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6" svg:width="0.221cm" svg:height="0.251cm" svg:x="8.388cm" svg:y="7.76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7" svg:x1="10.257cm" svg:y1="0.215cm" svg:x2="10.759cm" svg:y2="0.215cm"><text:p/></draw:line><draw:line draw:style-name="gr24" draw:text-style-name="P37" svg:x1="10.116cm" svg:y1="1.414cm" svg:x2="10.908cm" svg:y2="1.414cm"><text:p/></draw:line><draw:line draw:style-name="gr25" draw:text-style-name="P37" svg:x1="10.34cm" svg:y1="4.814cm" svg:x2="13.34cm" svg:y2="4.814cm"><text:p/></draw:line><draw:line draw:style-name="gr26" draw:text-style-name="P37" svg:x1="11.205cm" svg:y1="9.439cm" svg:x2="12.579cm" svg:y2="9.439cm"><text:p/></draw:line><draw:line draw:style-name="gr27" draw:text-style-name="P37" svg:x1="7.77cm" svg:y1="7.914cm" svg:x2="8.211cm" svg:y2="7.914cm"><text:p/></draw:line><draw:custom-shape draw:style-name="gr28" draw:text-style-name="P32" svg:width="5.1cm" svg:height="0.6cm" svg:x="8.04cm" svg:y="2.214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9" draw:text-style-name="P33" svg:width="0.482cm" svg:height="0.251cm" svg:x="8.232cm" svg:y="2.3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 draw:text-style-name="P33" svg:width="0.482cm" svg:height="0.251cm" svg:x="12.466cm" svg:y="2.3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33" svg:width="0.482cm" svg:height="0.251cm" svg:x="9.002cm" svg:y="2.3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 draw:text-style-name="P33" svg:width="0.481cm" svg:height="0.251cm" svg:x="11.794cm" svg:y="2.36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3" draw:text-style-name="P37" svg:x1="9.869cm" svg:y1="2.514cm" svg:x2="11.216cm" svg:y2="2.514cm"><text:p/></draw:line><draw:custom-shape draw:style-name="gr34" draw:text-style-name="P34" svg:width="0.301cm" svg:height="0.301cm" svg:x="7.34cm" svg:y="4.6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36" svg:width="0.301cm" svg:height="0.301cm" svg:x="7.841cm" svg:y="4.6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36" svg:width="0.301cm" svg:height="0.301cm" svg:x="8.74cm" svg:y="4.6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7" draw:text-style-name="P35" svg:width="0.301cm" svg:height="0.301cm" svg:x="9.24cm" svg:y="4.6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35" svg:width="0.301cm" svg:height="0.301cm" svg:x="9.741cm" svg:y="4.6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9" draw:text-style-name="P35" svg:width="0.301cm" svg:height="0.301cm" svg:x="13.94cm" svg:y="4.6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0" draw:text-style-name="P35" svg:width="0.301cm" svg:height="0.301cm" svg:x="13.54cm" svg:y="4.61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1" draw:text-style-name="P37" svg:x1="6.841cm" svg:y1="4.814cm" svg:x2="7.241cm" svg:y2="4.814cm"><text:p/></draw:line><draw:line draw:style-name="gr42" draw:text-style-name="P37" svg:x1="8.241cm" svg:y1="4.814cm" svg:x2="8.641cm" svg:y2="4.814cm"><text:p/></draw:line><draw:custom-shape draw:style-name="gr43" draw:text-style-name="P31" svg:width="1.5cm" svg:height="0.602cm" svg:x="5.541cm" svg:y="7.61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4" draw:text-style-name="P34" svg:width="0.221cm" svg:height="0.251cm" svg:x="5.673cm" svg:y="7.76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5" draw:text-style-name="P34" svg:width="0.221cm" svg:height="0.251cm" svg:x="6.687cm" svg:y="7.76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6" draw:text-style-name="P37" svg:x1="6.069cm" svg:y1="7.914cm" svg:x2="6.51cm" svg:y2="7.914cm"><text:p/></draw:line><draw:custom-shape draw:style-name="gr47" draw:text-style-name="P31" svg:width="1.502cm" svg:height="0.6cm" svg:x="7.239cm" svg:y="9.11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8" draw:text-style-name="P36" svg:width="0.219cm" svg:height="0.251cm" svg:x="7.373cm" svg:y="9.2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 draw:text-style-name="P36" svg:width="0.221cm" svg:height="0.251cm" svg:x="8.388cm" svg:y="9.26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0" draw:text-style-name="P37" svg:x1="7.641cm" svg:y1="9.414cm" svg:x2="8.441cm" svg:y2="9.414cm"><text:p/></draw:line><draw:custom-shape draw:style-name="gr51" draw:text-style-name="P31" svg:width="1.5cm" svg:height="0.6cm" svg:x="5.541cm" svg:y="9.11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2" draw:text-style-name="P34" svg:width="0.221cm" svg:height="0.251cm" svg:x="5.673cm" svg:y="9.2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3" draw:text-style-name="P34" svg:width="0.221cm" svg:height="0.251cm" svg:x="6.687cm" svg:y="9.26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4" draw:text-style-name="P37" svg:x1="5.94cm" svg:y1="9.414cm" svg:x2="6.74cm" svg:y2="9.414cm"><text:p/></draw:line><draw:line draw:style-name="gr55" draw:text-style-name="P37" svg:x1="11.841cm" svg:y1="8.814cm" svg:x2="11.841cm" svg:y2="5.314cm"><text:p/></draw:line><draw:line draw:style-name="gr56" draw:text-style-name="P37" svg:x1="6.341cm" svg:y1="7.514cm" svg:x2="6.941cm" svg:y2="5.214cm"><text:p/></draw:line><draw:line draw:style-name="gr57" draw:text-style-name="P37" svg:x1="7.941cm" svg:y1="7.514cm" svg:x2="8.341cm" svg:y2="5.214cm"><text:p/></draw:line><draw:custom-shape draw:style-name="gr58" draw:text-style-name="P38" svg:width="0.121cm" svg:height="0.101cm" svg:x="8.023cm" svg:y="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9" draw:text-style-name="P38" svg:width="0.121cm" svg:height="0.101cm" svg:x="5.999cm" svg:y="9.35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 draw:text-style-name="P37" svg:width="0.249cm" svg:height="1.35cm" draw:transform="rotate (1.5707963267949) translate (5.64015277777778cm 10.1151388888889cm)"><text:p/><draw:enhanced-geometry svg:viewBox="0 0 21600 21600" draw:glue-points="21600 0 0 10800 21600 21600" draw:text-areas="13800 ?f9 21600 ?f10" draw:type="left-brace" draw:modifiers="1165.62291805463 10692.071952032"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1" draw:text-style-name="P37" svg:width="0.249cm" svg:height="1.35cm" draw:transform="rotate (1.5707963267949) translate (7.33954166666667cm 10.1151388888889cm)"><text:p/><draw:enhanced-geometry svg:viewBox="0 0 21600 21600" draw:glue-points="21600 0 0 10800 21600 21600" draw:text-areas="13800 ?f9 21600 ?f10" draw:type="left-brace" draw:modifiers="1165.62291805463 10692.071952032"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2" draw:text-style-name="P37" svg:width="0.249cm" svg:height="5.1cm" draw:transform="rotate (1.5707963267949) translate (9.33979166666667cm 10.1617638888889cm)"><text:p/><draw:enhanced-geometry svg:viewBox="0 0 21600 21600" draw:glue-points="21600 0 0 10800 21600 21600" draw:text-areas="13800 ?f9 21600 ?f10" draw:type="left-brace" draw:modifiers="1165.62291805463 10692.071952032"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63" draw:text-style-name="P40" svg:width="1.909cm" svg:height="0.902cm" svg:x="5.34cm" svg:y="10.213cm"><draw:text-box><text:p text:style-name="P39">mot/lemme</text:p><text:p text:style-name="P39">(pile)</text:p></draw:text-box></draw:frame><draw:frame draw:style-name="gr64" draw:text-style-name="P40" svg:width="1.909cm" svg:height="0.902cm" svg:x="7.134cm" svg:y="10.227cm"><draw:text-box><text:p text:style-name="P39">mot/lemme</text:p><text:p text:style-name="P39">(buffer)</text:p></draw:text-box></draw:frame><draw:frame draw:style-name="gr65" draw:text-style-name="P40" svg:width="3.908cm" svg:height="0.578cm" svg:x="9.94cm" svg:y="10.245cm"><draw:text-box><text:p text:style-name="P39">POS, morphos, distance ...</text:p></draw:text-box></draw:frame><draw:line draw:style-name="gr66" draw:text-style-name="P37" svg:x1="6.04cm" svg:y1="9.415cm" svg:x2="6.34cm" svg:y2="8.315cm"><text:p/></draw:line><draw:line draw:style-name="gr67" draw:text-style-name="P37" svg:x1="8.04cm" svg:y1="9.315cm" svg:x2="8.04cm" svg:y2="8.215cm"><text:p/></draw:line><draw:custom-shape draw:style-name="gr68" draw:text-style-name="P41" svg:width="7.702cm" svg:height="1.001cm" draw:transform="rotate (-3.14159265358979) translate (14.3414166666667cm 4.11438888888889cm)"><text:p/><draw:enhanced-geometry svg:viewBox="0 0 21600 21600" draw:glue-points="?f6 10800 10800 21600 ?f5 10800 10800 0" draw:text-areas="?f3 ?f3 ?f4 ?f4" draw:type="trapezoid" draw:modifiers="3559.32995714842"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69" draw:text-style-name="P41" svg:width="4.7cm" svg:height="0.401cm" draw:transform="rotate (-3.14159265358979) translate (12.8403472222222cm 2.11313888888889cm)"><text:p/><draw:enhanced-geometry svg:viewBox="0 0 21600 21600" draw:glue-points="?f6 10800 10800 21600 ?f5 10800 10800 0" draw:text-areas="?f3 ?f3 ?f4 ?f4" draw:type="trapezoid" draw:modifiers="3559.32995714842"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0" draw:text-style-name="P41" svg:width="2.8cm" svg:height="0.401cm" draw:transform="rotate (-3.14159265358979) translate (11.9407638888889cm 0.914694444444444cm)"><text:p/><draw:enhanced-geometry svg:viewBox="0 0 21600 21600" draw:glue-points="?f6 10800 10800 21600 ?f5 10800 10800 0" draw:text-areas="?f3 ?f3 ?f4 ?f4" draw:type="trapezoid" draw:modifiers="3559.32995714842"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71" draw:text-style-name="P43" svg:width="1.682cm" svg:height="0.659cm" svg:x="3.04cm" svg:y="9.114cm"><draw:text-box><text:p text:style-name="P42">entrées</text:p></draw:text-box></draw:frame><draw:frame draw:style-name="gr72" draw:text-style-name="P43" svg:width="3.79cm" svg:height="1.064cm" svg:x="0.84cm" svg:y="7.53cm"><draw:text-box><text:p text:style-name="P42">embeddings + flatten</text:p><text:p text:style-name="P42">|vocab| x 300</text:p></draw:text-box></draw:frame><draw:frame draw:style-name="gr73" draw:text-style-name="P43" svg:width="2.701cm" svg:height="0.659cm" svg:x="1.955cm" svg:y="4.468cm"><draw:text-box><text:p text:style-name="P42">concaténation</text:p></draw:text-box></draw:frame><draw:frame draw:style-name="gr74" draw:text-style-name="P43" svg:width="3.269cm" svg:height="1.064cm" svg:x="4.541cm" svg:y="2.214cm"><draw:text-box><text:p text:style-name="P42">dense #1</text:p><text:p text:style-name="P42">relu, dropout, 200</text:p></draw:text-box></draw:frame><draw:frame draw:style-name="gr75" draw:text-style-name="P43" svg:width="2.476cm" svg:height="1.876cm" svg:x="4.44cm" svg:y="1.092cm"><draw:text-box><text:p text:style-name="P42">dense #2</text:p><text:p text:style-name="P42">Relu, dropout, 100</text:p></draw:text-box></draw:frame><draw:frame draw:style-name="gr76" draw:text-style-name="P45" svg:width="2.188cm" svg:height="1.47cm" svg:x="4.639cm" svg:y="-0.086cm"><draw:text-box><text:p text:style-name="P44">sortie</text:p><text:p text:style-name="P44">softmax, |labels|</text:p></draw:text-box></draw:frame><draw:line draw:style-name="gr77" draw:text-style-name="P37" svg:x1="13.041cm" svg:y1="8.814cm" svg:x2="13.041cm" svg:y2="3.014cm"><text:p/></draw:line></draw:g><text:soft-page-break/></text:p>
      <text:p text:style-name="P21">Le réseau est schématisé ci-<text:span text:style-name="T10">dessus</text:span>. La partie violette représente une architecture lorsque des couches d’embeddings sont nécessaires (cas de f2 et f3). <text:span text:style-name="T10">Cette partie est absente pour f1, et les différentes features concaténées sont directement connectées à la première couche dense.</text:span></text:p>
      <text:p text:style-name="P22">Les trapézoïdes gris clair représentent les couches entièrement connectées.</text:p>
      <text:p text:style-name="P22">Un modèle enregistre toutes les informations nécessaires pour construire le réseau de neurones approprié (langue, plongements ou pas, dropout, dimensions des couches, vocabulaires…) de façon dynamique. Le programme principal boucle sur les langues, puis les jeux de feature, construit une architecture de réseau de neurone adaptée, puis appelle l’algorithme arc eager en se passant en paramètre. Arc Eager est alors exécuté mais en utilisant le réseau de neurones comme oracle (fonction predict du modèle Keras). Une autre fonction adaptée à l’architecture du réseau, est chargée de l’encodage d’une donnée d’entrée de test.</text:p>
      <text:p text:style-name="P22">Pour optimiser les performances, certaines informations produites par des traitements longs sont stockées en cache sur disque (les plongements alignés sur les vocabulaires, le réseau lui-même au format de Keras, etc). La maintenance d’un statut par langue / jeu de features, permet de n’exécuter que les combinaisons qui ne l’ont pas encore été.</text:p>
      <text:p text:style-name="P23">Plusieurs étapes sont nécessaires pour préparer les données d’entrée du réseau :</text:p>
      <text:list xml:id="list720752074" text:style-name="L2">
        <text:list-item>
          <text:p text:style-name="P24">les jeux de données sont générés à partir des fichiers .conllu (train, dev, test) en appliquant Arc Eager avec l’oracle basé sur le fichier, ainsi qu’un vocabulaire pour chaque élément (POS, LEMME, FORM, …), exceptée la distance (un entier entre 0 et 7)</text:p>
        </text:list-item>
        <text:list-item>
          <text:p text:style-name="P24">on obtient des matrices de dimension n x p (n étant le nombre d’arcs, p comptant une dimension par mot, lemme, et feature, défini dans le jeu de features, plus une colonne indiquant la projectivité ou non de la phrase)</text:p>
        </text:list-item>
        <text:list-item>
          <text:p text:style-name="P24">pour l’entrainement</text:p>
          <text:list>
            <text:list-item>
              <text:p text:style-name="P24">les phrases non projectives sont retirées des jeux de données train et dev</text:p>
            </text:list-item>
            <text:list-item>
              <text:p text:style-name="P24"><text:soft-page-break/>les vocabulaires (train et dev) sont consolidés, seul le vocabulaire « train » étant utilisé en apprentissage (chaque élément de dev manquant dans train est ajouté)</text:p>
            </text:list-item>
            <text:list-item>
              <text:p text:style-name="P24">si nécessaire un « mot inconnu » (« &lt;UNK&gt; ») est ajouté dans les vocabulaires</text:p>
            </text:list-item>
            <text:list-item>
              <text:p text:style-name="P24">les indices des données de test sont également alignés sur le vocabulaire train (mais sans ajout de mot), donc alignés sur les vocabulaires connus du réseau de neurones</text:p>
            </text:list-item>
          </text:list>
        </text:list-item>
      </text:list>
      <text:p text:style-name="P25">Note : a ce stade, ces jeux de données dev et test sont utilisés uniquement pour évaluer les capacités du réseau de neurone, avant son utilisation en inférence – jamais en phase d’inférence.</text:p>
      <text:list xml:id="list163831317931572" text:continue-numbering="true" text:style-name="L2">
        <text:list-item>
          <text:list>
            <text:list-item>
              <text:p text:style-name="P26">Les plongements sont chargés en mémoire, et une matrice de plongement est générée :</text:p>
              <text:list>
                <text:list-item>
                  <text:p text:style-name="P26">pour chaque mot du vocabulaire concerné, si ce mot existe dans les embeddings, le vecteur est ajouté au même indice dans la matrice</text:p>
                </text:list-item>
                <text:list-item>
                  <text:p text:style-name="P26">si ce mot n’existe pas dans les embeddings, à cet indice est ajouté un vecteur aléatoirement généré dans la matrice</text:p>
                </text:list-item>
                <text:list-item>
                  <text:p text:style-name="P26">les mots des embeddings, absents du vocabulaire, sont ajoutés au vocabulaire, jusqu’à la limite définie si elle existe <draw:frame draw:style-name="fr1" draw:name="Object7" text:anchor-type="as-char" svg:y="-0.377cm" svg:width="1.849cm" svg:height="0.524cm" draw:z-index="7"><draw:object xlink:href="./Object 7" xlink:type="simple" xlink:show="embed" xlink:actuate="onLoad"/><draw:image xlink:href="./ObjectReplacements/Object 7" xlink:type="simple" xlink:show="embed" xlink:actuate="onLoad"/></draw:frame></text:p>
                </text:list-item>
              </text:list>
            </text:list-item>
          </text:list>
        </text:list-item>
      </text:list>
      <text:p text:style-name="P23"><text:s/></text:p>
      <text:p text:style-name="Text_20_body">Note sur <text:span text:style-name="T13">les</text:span> plongements / embeddings : des embeddings pré-entrainés de dimension 300 <text:span text:style-name="T11">et comprenant parfois plus de 1 000 000 de mots </text:span>ont été utilisés. Si l’on considère un vocabulaire de 100 000 mots, cela représente 30 000 000 de paramètres par couche d’Embedding. Etant donné la quantité limitée de mémoire sur nos machines, nous avons pris en compte une limite pour la taille de vocabulaire d’une entrée de couche de plongement. <text:span text:style-name="T11">Lorsque les indices du vocabulaire, sont alignés sur les mots des embeddings pré-entrainés, les mots non présents à l’origine dans le vocabulaire mais présents dans les embeddings sont ajoutés au vocabulaire, mais seulement dans la limite fixée. On ne retire en revanche jamais de mot du vocabulaire d’origine qui correspond au jeu de données d’apprentissage et validation.</text:span></text:p>
      <text:p text:style-name="P23"/>
      <text:p text:style-name="P22"/>
      <text:p text:style-name="P22"/>
      <text:p text:style-name="P8"/>
      <text:h text:style-name="Heading_20_2" text:outline-level="2">Expéri<text:span text:style-name="T12">mentation</text:span></text:h>
      <text:p text:style-name="P27">Les réseaux de neurones ont été spécifiés comme ci-dessous pour l’expérimentation :</text:p>
      <text:list xml:id="list163459602" text:style-name="L3">
        <text:list-item>
          <text:p text:style-name="P28">Embeddings pré-entraînés pour les lemmes (f2 et f3), de dimension 300, limités à <draw:frame draw:style-name="fr1" draw:name="Object8" text:anchor-type="as-char" svg:y="-0.377cm" svg:width="3.261cm" svg:height="0.524cm" draw:z-index="8"><draw:object xlink:href="./Object 8" xlink:type="simple" xlink:show="embed" xlink:actuate="onLoad"/><draw:image xlink:href="./ObjectReplacements/Object 8" xlink:type="simple" xlink:show="embed" xlink:actuate="onLoad"/><svg:desc>formula</svg:desc></draw:frame>, 2 couches d’embedding (lemme de la pile, lemme du buffer)</text:p>
        </text:list-item>
        <text:list-item>
          <text:p text:style-name="P28"/>
        </text:list-item>
      </text:list>
      <text:h text:style-name="Heading_20_2" text:outline-level="2">Résultats</text:h>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P4">FR</text:p>
          </table:table-cell>
          <table:table-cell table:style-name="Tableau1.A1" office:value-type="string">
            <text:p text:style-name="P4">NL</text:p>
          </table:table-cell>
          <table:table-cell table:style-name="Tableau1.A1" office:value-type="string">
            <text:p text:style-name="P4">EN</text:p>
          </table:table-cell>
          <table:table-cell table:style-name="Tableau1.E1" office:value-type="string">
            <text:p text:style-name="P4">JA</text:p>
          </table:table-cell>
        </table:table-row>
        <table:table-row>
          <table:table-cell table:style-name="Tableau1.A2" office:value-type="string">
            <text:p text:style-name="P4">f1</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4">f2</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4">f3</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
      <text:p text:style-name="P7"/>
      <text:h text:style-name="Heading_20_2" text:outline-level="2"><text:soft-page-break/>Commentaires</text:h>
      <text:p text:style-name="P7"/>
      <text:h text:style-name="Heading_20_2" text:outline-level="2">Supplément</text:h>
      <text:p text:style-name="P5"/>
      <text:p text:style-name="P5"/>
      <text:p text:style-name="P5"/>
      <text:bibliography text:style-name="Sect1" text:protected="true" text:name="Bibliography1">
        <text:bibliography-source>
          <text:index-title-template text:style-name="Bibliography_20_Heading">Bibliograph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ie</text:p>
          </text:index-title>
          <text:p text:style-name="P29">AE: Yoav Goldberg,Joakim Nivre, A Dynamic Oracle for Arc-Eager Dependency Parsing, , http://www.aclweb.org/anthology/C12-1059</text:p>
          <text:p text:style-name="P29">FBE: Facebook Research, FaceBook Reserach - fasttext embeddings, , https://github.com/facebookresearch/fastText/blob/master/docs/crawl-vectors.md</text:p>
          <text:p text:style-name="P29">K: , Keras, , https://keras.io/</text:p>
          <text:p text:style-name="P29">TF: , Tensorflow, , https://www.tensorflow.org/</text:p>
        </text:index-body>
      </text:bibliography>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4" draw:display-name="Gradient 4" draw:style="linear" draw:start-color="#dfcce4" draw:end-color="#a3238e" draw:start-intensity="100%" draw:end-intensity="100%" draw:angle="300" draw:border="0%"/>
    <draw:marker draw:name="Arrow" svg:viewBox="0 0 20 30" svg:d="M10 0l-10 30h20z"/>
    <draw:marker draw:name="Symmetric_20_Arrow" draw:display-name="Symmetric Arrow" svg:viewBox="0 0 1131 902" svg:d="M564 0l-564 902h1131z"/>
    <draw:stroke-dash draw:name="Dashed_20__28_var_29__20_16" draw:display-name="Dashed (var) 16" draw:style="rect" draw:dots1="1" draw:dots1-length="112%" draw:distance="112%"/>
    <draw:stroke-dash draw:name="Dashed_20__28_var_29__20_17" draw:display-name="Dashed (var) 17" draw:style="rect" draw:dots1="1" draw:dots1-length="112%" draw:distance="112%"/>
    <draw:stroke-dash draw:name="Dashed_20__28_var_29__20_18" draw:display-name="Dashed (var) 18" draw:style="rect" draw:dots1="1" draw:dots1-length="112%" draw:distance="112%"/>
    <draw:stroke-dash draw:name="Dashed_20__28_var_29__20_19" draw:display-name="Dashed (var) 19" draw:style="rect" draw:dots1="1" draw:dots1-length="112%" draw:distance="112%"/>
    <draw:stroke-dash draw:name="Dashed_20__28_var_29__20_20" draw:display-name="Dashed (var) 20" draw:style="rect" draw:dots1="1" draw:dots1-length="112%" draw:distance="112%"/>
    <draw:stroke-dash draw:name="Dashed_20__28_var_29__20_21" draw:display-name="Dashed (var) 21" draw:style="rect" draw:dots1="1" draw:dots1-length="112%" draw:distance="112%"/>
    <draw:stroke-dash draw:name="Dashed_20__28_var_29__20_22" draw:display-name="Dashed (var) 22" draw:style="rect" draw:dots1="1" draw:dots1-length="112%" draw:distance="112%"/>
    <draw:stroke-dash draw:name="Dashed_20__28_var_29__20_23" draw:display-name="Dashed (var) 23" draw:style="rect" draw:dots1="1" draw:dots1-length="112%" draw:distance="112%"/>
    <draw:stroke-dash draw:name="Dashed_20__28_var_29__20_24" draw:display-name="Dashed (var) 24" draw:style="rect" draw:dots1="1" draw:dots1-length="112%" draw:distance="112%"/>
    <draw:stroke-dash draw:name="Dashed_20__28_var_29__20_25" draw:display-name="Dashed (var) 25" draw:style="rect" draw:dots1="1" draw:dots1-length="112%" draw:distance="112%"/>
    <draw:stroke-dash draw:name="Dashed_20__28_var_29__20_26" draw:display-name="Dashed (var) 26" draw:style="rect" draw:dots1="1" draw:dots1-length="112%" draw:distance="112%"/>
    <draw:stroke-dash draw:name="Dashed_20__28_var_29__20_27" draw:display-name="Dashed (var) 27" draw:style="rect" draw:dots1="1" draw:dots1-length="112%" draw:distance="112%"/>
    <draw:stroke-dash draw:name="Dashed_20__28_var_29__20_28" draw:display-name="Dashed (var) 28"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0pt" officeooo:rsid="001a7a7b"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4.104cm" style:type="center"/>
          <style:tab-stop style:position="17cm" style:type="right"/>
        </style:tab-stops>
      </style:paragraph-properties>
      <style:text-properties officeooo:rsid="00024e6d" officeooo:paragraph-rsid="00024e6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louin / Bousquet<text:tab/>Décembre 2018</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21:43:00.854000000</meta:creation-date>
    <dc:date>2018-12-02T16:38:30.127000000</dc:date>
    <meta:editing-duration>PT52M49S</meta:editing-duration>
    <meta:editing-cycles>8</meta:editing-cycles>
    <meta:generator>LibreOffice/6.0.7.3$Windows_X86_64 LibreOffice_project/dc89aa7a9eabfd848af146d5086077aeed2ae4a5</meta:generator>
    <meta:document-statistic meta:table-count="1" meta:image-count="0" meta:object-count="8" meta:page-count="5" meta:paragraph-count="67" meta:word-count="1366" meta:character-count="8621" meta:non-whitespace-character-count="7327"/>
  </office:meta>
</office:document-meta>
</file>

<file path=Object 1/content.xml><?xml version="1.0" encoding="utf-8"?>
<math xmlns="http://www.w3.org/1998/Math/MathML" display="block">
  <semantics>
    <mrow>
      <mo stretchy="false">{</mo>
      <mn>0,.</mn>
      <mn>..</mn>
      <mi>,</mi>
      <mrow>
        <mi>n</mi>
        <mo stretchy="false">−</mo>
        <mn>1</mn>
      </mrow>
      <mo stretchy="false">}</mo>
    </mrow>
    <annotation encoding="StarMath 5.0">\{ 0,...,n-1 \}</annotation>
  </semantics>
</math>
</file>

<file path=Object 2/content.xml><?xml version="1.0" encoding="utf-8"?>
<math xmlns="http://www.w3.org/1998/Math/MathML" display="block">
  <semantics>
    <mi>n</mi>
    <annotation encoding="StarMath 5.0">n</annotation>
  </semantics>
</math>
</file>

<file path=Object 3/content.xml><?xml version="1.0" encoding="utf-8"?>
<math xmlns="http://www.w3.org/1998/Math/MathML" display="block">
  <semantics>
    <mi>i</mi>
    <annotation encoding="StarMath 5.0">i</annotation>
  </semantics>
</math>
</file>

<file path=Object 4/content.xml><?xml version="1.0" encoding="utf-8"?>
<math xmlns="http://www.w3.org/1998/Math/MathML" display="block">
  <semantics>
    <mi>i</mi>
    <annotation encoding="StarMath 5.0">i</annotation>
  </semantics>
</math>
</file>

<file path=Object 5/content.xml><?xml version="1.0" encoding="utf-8"?>
<math xmlns="http://www.w3.org/1998/Math/MathML" display="block">
  <semantics>
    <mrow>
      <mi>d</mi>
      <mo stretchy="false">≪</mo>
      <mi>n</mi>
    </mrow>
    <annotation encoding="StarMath 5.0">d &lt;&lt; n</annotation>
  </semantics>
</math>
</file>

<file path=Object 6/content.xml><?xml version="1.0" encoding="utf-8"?>
<math xmlns="http://www.w3.org/1998/Math/MathML" display="block">
  <semantics>
    <mrow>
      <mrow>
        <mo fence="true" stretchy="true">|</mo>
        <mrow>
          <mi mathvariant="italic">vocabulaire</mi>
        </mrow>
        <mo fence="true" stretchy="true">|</mo>
      </mrow>
      <mi>x</mi>
      <mi>d</mi>
    </mrow>
    <annotation encoding="StarMath 5.0">abs{vocabulaire} x d </annotation>
  </semantics>
</math>
</file>

<file path=Object 7/content.xml><?xml version="1.0" encoding="utf-8"?>
<math xmlns="http://www.w3.org/1998/Math/MathML" display="block">
  <semantics>
    <msub>
      <mrow>
        <mo fence="true" stretchy="true">|</mo>
        <mrow>
          <mi mathvariant="italic">vocab</mi>
        </mrow>
        <mo fence="true" stretchy="true">|</mo>
      </mrow>
      <mi mathvariant="italic">max</mi>
    </msub>
    <annotation encoding="StarMath 5.0">{abs{vocab}}_ max</annotation>
  </semantics>
</math>
</file>

<file path=Object 8/content.xml><?xml version="1.0" encoding="utf-8"?>
<math xmlns="http://www.w3.org/1998/Math/MathML" display="block">
  <semantics>
    <mrow>
      <msub>
        <mrow>
          <mo fence="true" stretchy="true">|</mo>
          <mrow>
            <mi mathvariant="italic">vocab</mi>
          </mrow>
          <mo fence="true" stretchy="true">|</mo>
        </mrow>
        <mi mathvariant="italic">max</mi>
      </msub>
      <mo stretchy="false">=</mo>
      <mn>50000</mn>
    </mrow>
    <annotation encoding="StarMath 5.0">{abs{vocab}}_ max = 50000</annotation>
  </semantics>
</math>
</file>